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master-page-name="Standard">
      <style:paragraph-properties style:page-number="auto"/>
    </style:style>
    <style:style style:name="P3" style:family="paragraph" style:parent-style-name="Text_20_body" style:list-style-name="WW8Num15"/>
    <style:style style:name="P4" style:family="paragraph" style:parent-style-name="Text_20_body" style:list-style-name="WW8Num14"/>
    <style:style style:name="P5" style:family="paragraph" style:parent-style-name="Text_20_body">
      <style:text-properties officeooo:paragraph-rsid="0009499a"/>
    </style:style>
    <style:style style:name="T1" style:family="text">
      <style:text-properties fo:font-style="italic" style:font-style-asian="italic"/>
    </style:style>
    <style:style style:name="T2" style:family="text">
      <style:text-properties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 of your paper</text:p>
      <text:p text:style-name="Subtitle">Your name<text:line-break/>Date of this version (use YYYY-MM-DD, the ISO standard, for dates)</text:p>
      <text:p text:style-name="Abstract">Type your abstract here (note this is paragraph type “Abstract”). Lorem ipsum dolor sit amet, consectetur adipiscing elit, sed do eiusmod tempor incididunt ut labore et dolore magna aliqua.</text:p>
      <text:h text:style-name="Heading_20_1" text:outline-level="1">Introduction</text:h>
      <text:p text:style-name="Text_20_body">As with any formal paper, focus on setting the “paragraph type” of each paragraph correctly. <text:s/>You should <text:span text:style-name="T1">never</text:span> touch the font name, font size, or similar properties of ordinary paragraphs if your paper is longer than a page (aka “direct formatting”); you should <text:span text:style-name="T1">only</text:span> set those kinds of properties of paragraph types. <text:s/>This template provides several paragraph types, including:</text:p>
      <text:list xml:id="list6638765205587511865" text:style-name="WW8Num15">
        <text:list-item>
          <text:p text:style-name="P3"><text:span text:style-name="T2">“</text:span>Body Text” (Word) or “Text Body” (Open Document Format, including LibreOffice and OpenOffice) for normal text</text:p>
        </text:list-item>
        <text:list-item>
          <text:p text:style-name="P3"><text:span text:style-name="T2">“</text:span>Heading 1” for level-1 headings</text:p>
        </text:list-item>
        <text:list-item>
          <text:p text:style-name="P3"><text:span text:style-name="T2">“</text:span>Heading 2” for level 2 headings</text:p>
        </text:list-item>
        <text:list-item>
          <text:p text:style-name="P3"><text:span text:style-name="T2">“</text:span>Endnote bibliography” for endnote bibliography entries</text:p>
        </text:list-item>
        <text:list-item>
          <text:p text:style-name="P3"><text:span text:style-name="T2">“</text:span>Code” (or similar) for code.</text:p>
        </text:list-item>
        <text:list-item>
          <text:p text:style-name="P3"><text:span text:style-name="T2">“</text:span>Quote” for quotations.</text:p>
        </text:list-item>
      </text:list>
      <text:p text:style-name="Text_20_body">Word 2007 and 2010 make it unnecessarily hard to see the current paragraph style. <text:s/>To repair this, choose the “down arrow” in the Quick Access bar (at the top), choose “More commands”. <text:s/>Select “Style” (not “Styles”), push the “Add” button, and say “OK”. <text:s/>My thanks to [Kelly2011] for instructions on how to do automatic numbering in Microsoft Word (it is unnecessarily complicated, but possible).</text:p>
      <text:h text:style-name="Heading_20_2" text:outline-level="2">More stuff</text:h>
      <text:p text:style-name="Text_20_body">You might use numbered lists:</text:p>
      <text:list xml:id="list7074613987091110156" text:style-name="WW8Num14">
        <text:list-item>
          <text:p text:style-name="P4">Lorem ipsum dolor sit amet, consectetur adipiscing elit, sed do eiusmod tempor incididunt ut labore et dolore magna aliqua.</text:p>
        </text:list-item>
        <text:list-item>
          <text:p text:style-name="P4">Ut enim ad minim veniam, quis nostrud exercitation ullamco laboris nisi ut aliquip ex ea commodo consequat.</text:p>
        </text:list-item>
      </text:list>
      <text:p text:style-name="Text_20_body">You might want a long quote; this uses the paragraph type “Quote”:</text:p>
      <text:p text:style-name="Quote"><text:soft-page-break/>Four score and seven years ago our fathers brought forth on this continent, a new nation, conceived in Liberty, and dedicated to the proposition that all men are created equal. [Lincoln1863]</text:p>
      <text:p text:style-name="P5">Or code (this uses the “Code” paragraph type):</text:p>
      <text:p text:style-name="Code">#include &lt;stdio.h&gt;</text:p>
      <text:p text:style-name="Code">int main() {}</text:p>
      <text:p text:style-name="Text_20_body">You can switch back to “Body Text” when done.</text:p>
      <text:h text:style-name="Heading_20_1" text:outline-level="1">Another top-level heading</text:h>
      <text:p text:style-name="Text_20_body">Use author-date format for citations, e.g., there are many ways that Heartbleed could have been countered [Wheeler2014]. <text:s/>Include full references at the end using the “Endnote Bibliography” paragraph type.</text:p>
      <text:p text:style-name="Text_20_body">Add new paragraph types if needed.</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Heading_20_Unnumbered">References</text:p>
      <text:p text:style-name="Endnote_20_Bibliography">[Kelly2011]<text:tab/>Kelly, Shauna. How to create numbered headings or outline numbering in Word 2007 and Word 2010. 2011-08-31. <text:a xlink:type="simple" xlink:href="http://shaunakelly.com/word/numbering/numbering20072010.html" text:style-name="Internet_20_link" text:visited-style-name="Visited_20_Internet_20_Link"><text:span text:style-name="Internet_20_link">http://shaunakelly.com/word/numbering/numbering20072010.html</text:span></text:a></text:p>
      <text:p text:style-name="Endnote_20_Bibliography">[Lincoln1863]<text:tab/>Lincoln, Abraham. <text:s/>The Gettysburg Address. 1863-11-19.</text:p>
      <text:p text:style-name="Endnote_20_Bibliography">[Wheeler2014]<text:tab/>Wheeler, David A. <text:span text:style-name="T1">How to Prevent the next Heartbleed</text:span>. 2014-10-20. <text:a xlink:type="simple" xlink:href="http://www.dwheeler.com/essays/heartbleed.html" text:style-name="Internet_20_link" text:visited-style-name="Visited_20_Internet_20_Link"><text:span text:style-name="Internet_20_link">http://www.dwheeler.com/essays/heartbleed.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in" fo:margin-bottom="0.2083in" loext:contextual-spacing="true"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Text_20_body" style:default-outline-level="1" style:class="text">
      <style:paragraph-properties fo:margin-top="0.3335in" fo:margin-bottom="0.0835in" loext:contextual-spacing="false" fo:line-height="115%" fo:keep-together="always" fo:orphans="2" fo:widows="2" fo:keep-with-next="always"/>
      <style:text-properties style:use-window-font-color="true" style:font-name="Cambria" fo:font-family="Cambria"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3pt" fo:font-weight="normal" style:font-size-asian="13pt" style:font-weight-asian="normal" style:font-size-complex="13pt" style:font-weight-complex="normal"/>
    </style:style>
    <style:style style:name="Heading_20_3" style:display-name="Heading 3" style:family="paragraph" style:parent-style-name="Standard" style:next-style-name="Text_20_body" style:default-outline-level="3" style:class="text">
      <style:paragraph-properties fo:margin-top="0.139in" fo:margin-bottom="0in" loext:contextual-spacing="false" fo:keep-together="always" fo:keep-with-next="always"/>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itle" style:family="paragraph" style:parent-style-name="Standard" style:next-style-name="Standard" style:class="chapter">
      <style:paragraph-properties fo:text-align="center" style:justify-single-word="false"/>
      <style:text-properties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Abstract" style:family="paragraph" style:parent-style-name="Standard">
      <style:paragraph-properties fo:margin-left="1in" fo:margin-right="1in" fo:margin-top="0.139in" fo:margin-bottom="0.139in" loext: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Heading_20_Unnumbered" style:display-name="Heading Unnumbered" style:family="paragraph" style:parent-style-name="Heading_20_1" style:default-outline-level="" style:list-style-name="">
      <style:paragraph-properties fo:margin-left="0.3in" fo:margin-right="0in" fo:text-align="center" style:justify-single-word="false" fo:text-indent="-0.3in" style:auto-text-indent="false"/>
    </style:style>
    <style:style style:name="Endnote_20_Bibliography" style:display-name="Endnote Bibliography" style:family="paragraph" style:parent-style-name="Standard">
      <style:paragraph-properties fo:margin-left="1.25in" fo:margin-right="0in" fo:text-indent="-1.25in" style:auto-text-indent="false"/>
    </style:style>
    <style:style style:name="Quote" style:family="paragraph" style:parent-style-name="Standard" style:next-style-name="Standard">
      <style:paragraph-properties fo:margin-left="0.5in" fo:margin-right="0in" fo:text-indent="0in" style:auto-text-indent="false"/>
      <style:text-properties fo:color="#000000" fo:font-style="italic" style:font-style-asian="italic" style:font-style-complex="italic"/>
    </style:style>
    <style:style style:name="Code" style:family="paragraph" style:parent-style-name="Text_20_body" style:master-page-name="">
      <style:paragraph-properties fo:margin-left="0.25in" fo:margin-right="0in" fo:margin-top="0.0835in" fo:margin-bottom="0.0835in" loext:contextual-spacing="true" fo:text-indent="0in" style:auto-text-indent="false" style:page-number="auto"/>
      <style:text-properties style:font-name="Courier New1" fo:font-family="'Courier New'" style:font-style-name="Regular" style:font-family-generic="modern" style:font-pitch="fixed" fo:font-size="8pt" style:font-size-asian="8pt" style:font-name-complex="Courier" style:font-family-complex="Courier" style:font-family-generic-complex="modern"/>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text-properties style:font-name="Cambria" fo:font-family="Cambria" style:font-family-generic="roman" style:font-pitch="variable" fo:font-size="12pt" fo:letter-spacing="0.0102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1_20_Char" style:display-name="Heading 1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_20_Char" style:display-name="Heading 2 Char" style:family="text">
      <style:text-properties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Cambria" style:font-family-complex="Cambria" style:font-family-generic-complex="roman" style:font-pitch-complex="variable" style:font-size-complex="11pt" style:font-weight-complex="bold"/>
    </style:style>
    <style:style style:name="Abstract_20_Char" style:display-name="Abstract Char" style:family="text" style:parent-style-name="Default_20_Paragraph_20_Font"/>
    <style:style style:name="Heading_20_4_20_Char" style:display-name="Heading 4 Char" style:family="text">
      <style:text-properties fo:color="#4f81bd" style:font-name="Cambria" fo:font-family="Cambria" style:font-family-generic="roman" style:font-pitch="variable" fo:font-size="11pt" fo:font-style="italic" fo:font-weight="bold" style:font-name-asian="Times New Roman" style:font-family-asian="'Times New Roman'" style:font-family-generic-asian="roman" style:font-pitch-asian="variable" style:font-size-asian="11pt" style:font-style-asian="italic" style:font-weight-asian="bold" style:font-name-complex="Cambria" style:font-family-complex="Cambria" style:font-family-generic-complex="roman" style:font-pitch-complex="variable" style:font-size-complex="11pt"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Heading_20_Unnumbered_20_Char" style:display-name="Heading Unnumbered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parent-style-name="Default_20_Paragraph_20_Font"/>
    <style:style style:name="Quote_20_Char" style:display-name="Quote Char" style:family="text">
      <style:text-properties fo:color="#000000"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suffix="." style:num-format="1" text:display-levels="2">
        <style:list-level-properties text:list-level-position-and-space-mode="label-alignment">
          <style:list-level-label-alignment text:label-followed-by="listtab" fo:text-indent="-0.5in" fo:margin-left="0.5in"/>
        </style:list-level-properties>
      </text:outline-level-style>
      <text:outline-level-style text:level="3" text:style-name="WW8Num11z0" style:num-suffix="."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text:style-name="WW8Num11z0" style:num-suffix="." style:num-format="1" text:display-levels="4">
        <style:list-level-properties text:list-level-position-and-space-mode="label-alignment">
          <style:list-level-label-alignment text:label-followed-by="listtab" fo:text-indent="-1in" fo:margin-left="1in"/>
        </style:list-level-properties>
      </text:outline-level-style>
      <text:outline-level-style text:level="5" text:style-name="WW8Num11z0" style:num-suffix="." style:num-format="1" text:display-levels="5">
        <style:list-level-properties text:list-level-position-and-space-mode="label-alignment">
          <style:list-level-label-alignment text:label-followed-by="listtab" fo:text-indent="-1.2in" fo:margin-left="1.2in"/>
        </style:list-level-properties>
      </text:outline-level-style>
      <text:outline-level-style text:level="6" text:style-name="WW8Num11z0"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1z0"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1z0"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1z0"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1.2in" fo:margin-left="1.2in"/>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fo:text-indent="-1.2in" fo:margin-left="1.2in"/>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tab/><text:page-number text:select-page="current">2</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eeler, David A</meta:initial-creator>
    <meta:creation-date>2014-12-06T11:35:00</meta:creation-date>
    <dc:date>2015-10-18T19:34:32.718000000</dc:date>
    <meta:editing-cycles>4</meta:editing-cycles>
    <meta:editing-duration>P2171DT9H37M57S</meta:editing-duration>
    <meta:generator>LibreOffice/5.0.2.2$Windows_x86 LibreOffice_project/37b43f919e4de5eeaca9b9755ed688758a8251fe</meta:generator>
    <meta:document-statistic meta:table-count="0" meta:image-count="0" meta:object-count="0" meta:page-count="2" meta:paragraph-count="31" meta:word-count="477" meta:character-count="3110" meta:non-whitespace-character-count="2666"/>
  </office:meta>
</office:document-meta>
</file>